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6c923" officeooo:paragraph-rsid="0016c923"/>
    </style:style>
    <style:style style:name="P2" style:family="paragraph" style:parent-style-name="Standard">
      <style:text-properties fo:language="en" fo:country="US" officeooo:rsid="0016c923" officeooo:paragraph-rsid="0016c923"/>
    </style:style>
    <style:style style:name="P3" style:family="paragraph" style:parent-style-name="Standard">
      <style:text-properties officeooo:paragraph-rsid="0016c923"/>
    </style:style>
    <style:style style:name="T1" style:family="text">
      <style:text-properties officeooo:rsid="0016c923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16c923"/>
    </style:style>
    <style:style style:name="T4" style:family="text">
      <style:text-properties fo:language="en" fo:country="US" officeooo:rsid="0016c9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ροσθήκη συμβάντος:</text:p>
      <text:p text:style-name="P2">json{</text:p>
      <text:p text:style-name="P2"><text:tab/>resulult: “ok”/”error”</text:p>
      <text:p text:style-name="P2">}</text:p>
      <text:p text:style-name="P2"/>
      <text:p text:style-name="P2"/>
      <text:p text:style-name="P2">JSON <text:span text:style-name="T2">ενός συμβάντος:<text:line-break/>{</text:span></text:p>
      <text:p text:style-name="P2"><text:span text:style-name="T2"><text:tab/></text:span>titile;</text:p>
      <text:p text:style-name="P2"><text:tab/>service;</text:p>
      <text:p text:style-name="P2"><text:tab/>town;</text:p>
      <text:p text:style-name="P2"><text:tab/>region;</text:p>
      <text:p text:style-name="P2"><text:tab/>street;</text:p>
      <text:p text:style-name="P2"><text:tab/>callerName;</text:p>
      <text:p text:style-name="P2"><text:tab/>callerSurname;</text:p>
      <text:p text:style-name="P2"><text:tab/>callerId;</text:p>
      <text:p text:style-name="P2"><text:tab/>callerPhone;</text:p>
      <text:p text:style-name="P2"><text:span text:style-name="T2">}</text:span></text:p>
      <text:p text:style-name="P2"><text:span text:style-name="T2"/></text:p>
      <text:p text:style-name="P3"><text:span text:style-name="T4">JSON </text:span><text:span text:style-name="T3">ενός </text:span><text:span text:style-name="T4">report</text:span><text:span text:style-name="T3">:<text:line-break/>{</text:span></text:p>
      <text:p text:style-name="P2"><text:span text:style-name="T2"><text:tab/></text:span>titile;</text:p>
      <text:p text:style-name="P2"><text:tab/>service;</text:p>
      <text:p text:style-name="P2"><text:tab/>town;</text:p>
      <text:p text:style-name="P2"><text:tab/>region;</text:p>
      <text:p text:style-name="P2"><text:tab/>street;</text:p>
      <text:p text:style-name="P2"><text:tab/>callerName;</text:p>
      <text:p text:style-name="P2"><text:tab/>callerSurname;</text:p>
      <text:p text:style-name="P2"><text:tab/>callerId;</text:p>
      <text:p text:style-name="P2"><text:tab/>callerPhone;</text:p>
      <text:p text:style-name="P2"><text:tab/>description; ← <text:span text:style-name="T2">την γραφει το </text:span>control room <text:span text:style-name="T2">αφοτου αντιμετωπιστει το συμβαν</text:span></text:p>
      <text:p text:style-name="P2"><text:span text:style-name="T2">}</text:span></text:p>
      <text:p text:style-name="P2"><text:span text:style-name="T2"/></text:p>
      <text:p text:style-name="P3"><text:span text:style-name="T3">αριθμό συμβάντων {</text:span><text:span text:style-name="T4">startDate,endDate,service;</text:span><text:span text:style-name="T3">} </text:span><text:span text:style-name="T4">←</text:span><text:span text:style-name="T3">μεταφερονται στο  </text:span><text:span text:style-name="T4">back </text:span><text:span text:style-name="T3">και ότι αλλο χρειαζεται?</text:span></text:p>
      <text:p text:style-name="P2">JSON{ <text:span text:style-name="T2">← απαντηση</text:span></text:p>
      <text:p text:style-name="P2"><text:tab/>NoIncidents;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13:51:46.990000000</meta:creation-date>
    <dc:date>2020-04-20T14:02:36.491000000</dc:date>
    <meta:editing-duration>PT39S</meta:editing-duration>
    <meta:editing-cycles>1</meta:editing-cycles>
    <meta:document-statistic meta:table-count="0" meta:image-count="0" meta:object-count="0" meta:page-count="1" meta:paragraph-count="31" meta:word-count="60" meta:character-count="467" meta:non-whitespace-character-count="416"/>
    <meta:generator>LibreOffice/6.4.2.2$Windows_x86 LibreOffice_project/4e471d8c02c9c90f512f7f9ead8875b57fcb1ec3</meta:generator>
  </office:meta>
</office:document-meta>
</file>